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Control de Procesos<text:line-break/><text:line-break/>1.Teniendo en cuenta la salida que te genera el comando ps ­lx | more responde a las siguientes preguntas:<text:line-break/><text:line-break/>1.1 <text:s/>¿número de procesos creados para ejecutar el comando?<text:line-break/>Son 2: ps lx y more. Podemos entender que son 3, si contamos el bash<text:line-break/>0 <text:s/>1000 <text:s text:c="3"/>2730 <text:s text:c="3"/>2722 <text:s/>20 <text:s text:c="2"/>0 <text:s/>19512 <text:s/>5012 do_wai Ss <text:s text:c="2"/>pts/0 <text:s text:c="5"/>0:00 bash<text:line-break/>0 <text:s/>1000 <text:s text:c="3"/>2736 <text:s text:c="3"/>2730 <text:s/>20 <text:s text:c="2"/>0 <text:s/>20132 <text:s/>3264 - <text:s text:c="5"/>R+ <text:s text:c="2"/>pts/0 <text:s text:c="5"/>0:00 ps lx<text:line-break/>0 <text:s/>1000 <text:s text:c="3"/>2737 <text:s text:c="3"/>2730 <text:s/>20 <text:s text:c="2"/>0 <text:s/>17372 <text:s/>2436 wait_w S+ <text:s text:c="2"/>pts/0 <text:s text:c="5"/>0:00 more<text:line-break/><text:line-break/>1.2 El padre de estos procesos es el bash, se puede comprobar porque su PPID es el mismo PID que el del proceso de padre (2730).<text:line-break/><text:line-break/>2. <text:s/>Visualiza el subárbol de procesos que parte de tu proceso shell junto con el PID y la lista de argumentos que los ha originado.<text:line-break/><text:line-break/><text:line-break/>julius@julius-VirtualBox:~$ pstree -a 2977 // 2977 es el PID del bash<text:line-break/>bash<text:line-break/> <text:s/>└─pstree -a 2977<text:line-break/> <text:s/>Entiendo que los argumentos son pstree -a 2977<text:line-break/> <text:s/><text:line-break/>3. Usando el comando htop realiza las siguientes acciones:<text:line-break/>julius@julius-VirtualBox:~$ htop<text:line-break/><text:line-break/>• Ordena los procesos por la columna %CPU para comprobar los que consumen más CPU.<text:line-break/>Usando la tecla p ordena los procesos por consumo de CPU de mayor a menor si tenemos seleccionada la columna CPU%.<text:line-break/><text:line-break/>• Añade una columna más con el PPID de los procesos a la información que muestra.<text:line-break/>Pulsando F2 entramos a la pestaña de display options, en Columns se selecciona en Avaliable Columns PPID y se selecciona donde desea visuaizarse. Se introduce q para salir.<text:line-break/><text:line-break/>• Haz que la prioridad NICE del proceso que ejecuta el comando htop tenga el valor 10.<text:line-break/>julius@julius-VirtualBox:~$ nice -n 10 htop<text:line-break/><text:line-break/>• Ordena los procesos de forma descendente teniendo en cuenta su PID<text:line-break/>Pulsando en la columna PID se puede cambiar el orden de la columna según su valor</text:span><text:line-break/><text:line-break/>4. Copia el siguiente programa y ejecútalo de forma interactiva.<text:line-break/><text:line-break/>#!/bin/bash<text:line-break/>min=1<text:line-break/>max=100000<text:line-break/>resultado=0<text:line-break/>for i in `seq $min $max`<text:line-break/>do<text:line-break/>resultado=$(expr $resultado + 1)<text:line-break/>done<text:line-break/>echo "El resultado es: " $resultado<text:line-break/><text:line-break/><text:soft-page-break/>¿Que mensaje te ha generado?<text:line-break/>julius@julius-VirtualBox:~$ #!/bin/bash<text:line-break/>julius@julius-VirtualBox:~$ min=1<text:line-break/>julius@julius-VirtualBox:~$ max=100000<text:line-break/>julius@julius-VirtualBox:~$ resultado=0<text:line-break/>julius@julius-VirtualBox:~$ for i in `seq $min $max`<text:line-break/>&gt; do<text:line-break/>&gt; resultado=$(expr $resultado + 1)<text:line-break/>&gt; done<text:line-break/><text:line-break/><text:line-break/>*OTRA OPCIÓN PARA EJECUTAR LOS SCRIPTS EN SEGUNDO PLANO*<text:line-break/>julius@julius-VirtualBox:~$ nice -n 0 sh script.sh<text:line-break/>^Z(Ctrl+Z)<text:line-break/>[1]+ <text:s/>Detenido <text:s text:c="15"/>nice -n 0 sh script.sh<text:line-break/>julius@julius-VirtualBox:~$ bg %1<text:line-break/>[1]+ nice -n 0 sh script.sh &amp;<text:line-break/><text:line-break/><text:line-break/><text:line-break/>A continuación, realiza las siguientes acciones:<text:line-break/>• cambia el parámetro max a 1000000 y haz tres copias del programa con nombres diferentes.<text:line-break/>julius@julius-VirtualBox:~$ cp script.sh script2.sh<text:line-break/>julius@julius-VirtualBox:~$ cp script.sh script1.sh<text:line-break/><text:line-break/>• Ejecuta los tres programas como tareas de fondo con valores de prioridad NICE de 0, 10 y 19.<text:line-break/>julius@julius-VirtualBox:~$ nice -n 0 sh script.sh&amp;<text:line-break/>[1] 902872<text:line-break/>julius@julius-VirtualBox:~$ nice -n 10 sh script1.sh&amp;<text:line-break/>[2] 916284<text:line-break/>julius@julius-VirtualBox:~$ nice -n 19 sh script2.sh&amp;<text:line-break/>[3] 926450<text:line-break/><text:line-break/>• En otro terminal ejecuta el comando htop para ver el tiempo de CPU que se le está asignando a cada proceso.<text:line-break/>julius@julius-VirtualBox:~$ htop<text:line-break/><text:line-break/>• Modifica para cualquiera de los tres programas lanzados como tarea de fondo su valor de prioridad de NICE a ­10.<text:line-break/>En htop se selecciona el proceso a modificar y pulsando F8 se modifica el valor nice de 1 en 1.<text:line-break/><text:line-break/><text:line-break/>5. Usando el comando kill cierra la terminal.<text:line-break/><text:line-break/>Con htop buscamos el PID del terminal (gnome-terminal-server(1574915)) y utilizamos el comando kill<text:line-break/><text:line-break/>julius@julius-VirtualBox:~$ kill 1574915<text:line-break/><text:line-break/><text:line-break/>6. Usando el programa del ejercicio 4 comprueba el <text:s/>funcionamiento del comando nohup.<text:line-break/><text:line-break/><text:soft-page-break/>julius@julius-VirtualBox:~$ nohup --help<text:line-break/><text:line-break/><text:line-break/>7. Usando el programa del ejercicio 4 comprueba el funcionamiento del comando disown. ¿En que se diferencia del comando nohup?<text:line-break/><text:line-break/>julius@julius-VirtualBox:~$ sh script.sh <text:line-break/>^Z<text:line-break/>[1]+ <text:s/>Detenido <text:s text:c="15"/>sh script.sh<text:line-break/>julius@julius-VirtualBox:~$ bg %1<text:line-break/>[1]+ sh script.sh &amp;<text:line-break/>julius@julius-VirtualBox:~$ jobs<text:line-break/>[1]+ <text:s/>Ejecutando <text:s text:c="13"/>sh script.sh &amp;<text:line-break/>julius@julius-VirtualBox:~$ disown %1<text:line-break/>julius@julius-VirtualBox:~$ disown -h %1<text:line-break/>bash: disown: %1: no existe ese trabajo<text:line-break/>julius@julius-VirtualBox:~$ jobs<text:line-break/>julius@julius-VirtualBox:~$ <text:line-break/><text:line-break/><text:line-break/>El comando disown elimina los procesos de la tabla de trabajos y nohup los mantiene en dicha tabla. Ambos mantienen los procesos activos aunque se cierre la terminal.<text:line-break/><text:line-break/>Gestión de Usuarios<text:line-break/><text:line-break/>1. Visualiza y copia, en un directorio que cuelgue de tu directorio de inicio, el contenido de los siguientes ficheros:<text:line-break/>/etc/passwd<text:line-break/>/etc/shadow<text:line-break/>/etc/gshadow<text:line-break/>/etc/group<text:line-break/><text:line-break/>julius@julius-VirtualBox:~$ cd /etc/<text:line-break/><text:line-break/>julius@julius-VirtualBox:/etc$ cp passwd shadow group gshadow /home/julius/4.2<text:line-break/>cp: no se puede abrir 'shadow' para lectura: Permiso denegado<text:line-break/>cp: no se puede abrir 'gshadow' para lectura: Permiso denegado<text:line-break/>julius@julius-VirtualBox:/etc$ cp shadow gshadow /home/julius/4.2<text:line-break/><text:line-break/>julius@julius-VirtualBox:/etc$ sudo chmod +r shadow gshadow<text:line-break/>[sudo] contraseña para julius: <text:line-break/><text:line-break/>julius@julius-VirtualBox:/etc$ cp shadow gshadow /home/julius/4.2<text:line-break/><text:line-break/><text:line-break/>2. En que se diferencian los dos comandos siguientes:<text:line-break/>adduser alumno2<text:line-break/>useradd alumno2<text:line-break/><text:line-break/>**Nota: Antes de probar el segundo comando, no te olvides de borrar el usuario creado previamente junto con toda su información.<text:line-break/><text:line-break/><text:soft-page-break/>julius@julius-VirtualBox:~$ sudo adduser alumno2<text:line-break/>Añadiendo el usuario `alumno2' ...<text:line-break/>Añadiendo el nuevo grupo `alumno2' (1001) ...<text:line-break/>Añadiendo el nuevo usuario `alumno2' (1001) con grupo `alumno2' ...<text:line-break/>Creando el directorio personal `/home/alumno2' ...<text:line-break/>Copiando los ficheros desde `/etc/skel' ...<text:line-break/>Nueva contraseña: <text:line-break/>Vuelva a escribir la nueva contraseña: <text:line-break/>passwd: contraseña actualizada correctamente<text:line-break/>Cambiando la información de usuario para alumno2<text:line-break/>Introduzca el nuevo valor, o presione INTRO para el predeterminado<text:line-break/><text:tab/>Nombre completo []: <text:line-break/><text:tab/>Número de habitación []: <text:line-break/><text:tab/>Teléfono del trabajo []: <text:line-break/><text:tab/>Teléfono de casa []: <text:line-break/><text:tab/>Otro []: <text:line-break/>¿Es correcta la información? [S/n] s<text:line-break/><text:line-break/>ulius@julius-VirtualBox:~$ sudo deluser alumno2<text:line-break/>Eliminando al usuario `alumno2' ...<text:line-break/>Aviso: el grupo `alumno2' no tiene más miembros.<text:line-break/>Hecho.<text:line-break/><text:line-break/>useradd es un comando que ejecuta un binario del sistema, mientras que adduser es un script en perl que utiliza el binario useradd.<text:line-break/><text:line-break/>La mayor ventaja del comando adduser es que crea el directorio home (/home/usuario/) del usuario de manera automática, cosa que no hace useradd (hay que usar la opción -m). Sin embargo, como no es un comando del core de GNU/Linux, es posible que no funcione bien en todas las distribuciones que uses.<text:line-break/><text:line-break/><text:line-break/>3. Crea un nuevo grupo con el nombre grupo_so2 y añádele el usuario que se ha creado en el apartado anterior.<text:line-break/><text:line-break/>julius@julius-VirtualBox:~$ sudo groupadd grupo_so2<text:line-break/>julius@julius-VirtualBox:~$ sudo adduser alumno2 grupo_so2<text:line-break/>Añadiendo al usuario `alumno2' al grupo `grupo_so2' ...<text:line-break/>Añadiendo al usuario alumno2 al grupo grupo_so2<text:line-break/>Hecho.<text:line-break/><text:line-break/><text:line-break/>4. Crea un nuevo usuario con el comando useradd donde especifiques además de su login (usuario1), su grupo principal (grupo_so2), su directorio de inicio (usuario1), el comentario (primer usuario general) y el shell predeterminado csh.<text:line-break/>Nota: Comprueba primero si el shell csh está instalado en el equipo y en el caso de que no esté, ejecuta el comando necesario para instalarlo.<text:line-break/><text:line-break/>julius@julius-VirtualBox:/$ sudo useradd -m -g grupo_so2 -d /usuario1 -c "primer usuario general" -s /bin/csh usuario1<text:line-break/><text:line-break/>a) No se cual es la diferencia, o sea, uno genera el directorio 7usuario1 y sin el -m, no.<text:line-break/><text:soft-page-break/><text:line-break/>b) por defecto pone la contraseña por defecto, es decir, la del grupo, ninguna. Para cambiarla: julius@julius-VirtualBox:~$ sudo passwd usuario1<text:line-break/>Nueva contraseña: <text:line-break/>Vuelva a escribir la nueva contraseña: <text:line-break/>passwd: contraseña actualizada correctamente<text:line-break/><text:line-break/><text:line-break/>5. Modifica el shell predeterminado del usuario usuario1 para que sea el shell bash.<text:line-break/><text:line-break/>julius@julius-VirtualBox:~$ sudo usermod -s /bin/bash usuario1<text:line-break/><text:line-break/><text:line-break/>6. Elimina el grupo grupo_so2, ¿estas seguro de que lo has eliminado?<text:line-break/><text:line-break/>julius@julius-VirtualBox:~$ groupdel -f grupo_so2<text:line-break/><text:line-break/><text:line-break/>7. Realiza los siguientes pasos:<text:line-break/><text:line-break/>(a)Abre dos terminales: mediante conmutación completa (cargando toda la información del entorno del usuario) cambia en una de ellas la sesión al usuario usuario1 y en el otro terminal cambia la sesión al usuario alumno2. Determina el directorio de inicio que tiene cada una de esas dos sesiones.<text:line-break/><text:line-break/>Para abrir 2 terminales alt+shift+t. <text:line-break/>julius@julius-VirtualBox:~$ su - usuario1<text:line-break/>Contraseña: <text:line-break/>usuario1@julius-VirtualBox:~$ <text:line-break/><text:line-break/>-<text:line-break/><text:line-break/>julius@julius-VirtualBox:~$ su - alumno2 <text:line-break/>Contraseña: <text:line-break/>$ <text:line-break/><text:line-break/><text:line-break/>(b)¿Cuál es el directorio actual si desde la sesión abierta con el usuario usuario1 ejecutas el comando su alumno2 ? ¿Cuál es el login con quien te reconoce el sistema?<text:line-break/><text:line-break/>usuario1@julius-VirtualBox:~$ su alumno2<text:line-break/>Contraseña: <text:line-break/>$ pwd<text:line-break/>/usuario1<text:line-break/><text:line-break/>Sigue reconociéndome como usuario1<text:line-break/><text:line-break/>(c) Cierra la sesión que has abierto en el apartado anterior. Determina el valor del directorio actual si desde la sesión abierta con el usuario usuario1 ejecutas el comando su ­ alumno2<text:line-break/><text:line-break/>$ exit<text:line-break/>usuario1@julius-VirtualBox:~$ su alumno2<text:line-break/><text:soft-page-break/>Contraseña: <text:line-break/>$ pwd<text:line-break/>/usuario1<text:line-break/><text:line-break/><text:line-break/>8. Intenta eliminar el usuario alumno2 sin usar el comando sudo. ¿Que ocurre?<text:line-break/><text:line-break/>julius@julius-VirtualBox:~$ deluser alumno2<text:line-break/>/usr/sbin/deluser: Sólo root puede eliminar un usuario o un grupo del sistema.<text:line-break/><text:line-break/><text:line-break/>9. ¿Como puedes saber que comandos puedes ejecutar con el comando sudo?<text:line-break/><text:line-break/>julius@julius-VirtualBox:~$ sudo -l -U julius<text:line-break/>Coincidiendo entradas por defecto para julius en<text:line-break/> <text:s text:c="3"/>julius-VirtualBox:<text:line-break/> <text:s text:c="3"/>env_reset, mail_badpass,<text:line-break/> <text:s text:c="3"/>secure_path=/usr/local/sbin\:/usr/local/bin\:/usr/sbin\:/usr/bin\:/sbin\:/bin\:/snap/bin<text:line-break/><text:line-break/>El usuario julius puede ejecutar los siguientes comandos en<text:line-break/> <text:s text:c="7"/>julius-VirtualBox:<text:line-break/> <text:s text:c="3"/>(ALL : ALL) ALL<text:line-break/><text:line-break/><text:line-break/>10. ¿Como puedes saber que comandos puede ejecutar el usuario usuario1 con el comando sudo?<text:line-break/><text:line-break/>julius@julius-VirtualBox:~$ sudo -l -U usuario1 <text:line-break/>El usuario usuario1 no tiene permitido ejecutar sudo en<text:line-break/> <text:s text:c="7"/>julius-VirtualBox<text:line-break/><text:line-break/>Habría que conmutar la sesión<text:line-break/><text:line-break/><text:line-break/>11.Conmuta</text:p>
      <text:p text:style-name="Standard"><text:s/>tu sesión al usuario usuario1, y desde él intenta eliminar el usuario alumnos2. ¿Que ocurre?<text:line-break/><text:line-break/><text:line-break/><text:line-break/>Procesos y más<text:line-break/><text:line-break/>1) Para comprobar cómo funciona el ejecutar un trabajo en tarea de fondo, vamos a ejecutar un trabajo que requiere mucho cálculo y poca interacción con el usuario. Dicha tarea requiere la ejecución de un programa cuyo código se encuentra en el fichero /home/ficherodatos/factoriales. Ese programa calcula el factorial de una serie de números. Para ejecutarlo se deberá copiar el fichero en algún directorio propio y se le debe dar permiso de ejecución. A continuación, se debe crear un fichero de entrada (p.e. llamado numeros), con un número en cada línea (del 10 al 50 más o menos) y utilizarlo como entrada del programa. La salida se debe redireccionar a otro fichero (p.e. llamado resultado).<text:line-break/>Razona con claridad las siguientes cuestiones relacionadas con la ejecución, como tarea de fondo, de este programa:<text:line-break/><text:line-break/>julius@julius-VirtualBox:~$ sudo mv ficherosdatos/ /home/<text:line-break/><text:soft-page-break/>[sudo] contraseña para julius:<text:line-break/><text:line-break/>julius@julius-VirtualBox:~$ cd ..<text:line-break/>julius@julius-VirtualBox:/home$ ls<text:line-break/>ficherosdatos <text:s/>julius<text:line-break/><text:line-break/>julius@julius-VirtualBox:~/fact$ chmod 744 factoriales<text:line-break/><text:line-break/>julius@julius-VirtualBox:~/fact$ cat &gt; script.sh<text:line-break/><text:line-break/><text:tab/>#!/bin/bash<text:line-break/><text:line-break/>for i in $(seq 10 50); do<text:line-break/><text:tab/><text:tab/>echo $i<text:line-break/>done<text:line-break/><text:line-break/>julius@julius-VirtualBox:~/fact$ sh script.sh | cat &gt; numero.txt<text:line-break/><text:line-break/>julius@julius-VirtualBox:~/fact$ bash factoriales &lt; numeros.txt &gt; resultado.txt&amp;<text:line-break/><text:line-break/><text:line-break/>• ¿Qué línea de comandos has usado para ejecutar el programa factoriales como tarea de fondo?<text:line-break/><text:line-break/>julius@julius-VirtualBox:~/fact$ bash factoriales &lt; numeros.txt &gt; resultado.txt&amp;<text:line-break/><text:line-break/>• ¿Qué orden puedes usar para comprobar si ha finalizado o no la ejecución?<text:line-break/><text:line-break/>julius@julius-VirtualBox:~/fact$ jobs<text:line-break/>[1]- <text:s/>Detenido <text:s text:c="15"/>bash factoriales<text:line-break/>[2]+ <text:s/>Detenido <text:s text:c="15"/>bash factoriales<text:line-break/><text:line-break/>• Una vez finalizada la ejecución de la tarea, ¿son lógicos los números almacenados en el fichero resultado?<text:line-break/>No, das syntax errors em varios números<text:line-break/><text:line-break/><text:line-break/>2) Editar un fichero que contenga en cada línea los comandos necesarios para resolver cada uno de los apartados siguientes, teniendo en cuenta que dichas acciones se realizaran a partir del directorio de inicio. Mientras no se indique lo contrario, todas las acciones se realizarán en dicho directorio de inicio y en una única línea de comandos (sin usar el carácter ;).<text:line-break/><text:line-break/>a) Crea un directorio de nombre actividad.<text:line-break/><text:line-break/>julius@julius-VirtualBox:~$ mkdir actividad<text:line-break/><text:line-break/><text:line-break/>b) Crea un fichero llamado ayuda, que contenga la ayuda que el comando man proporciona sobre la orden ps.<text:line-break/><text:line-break/>julius@julius-VirtualBox:~$ man ps &gt; ayuda<text:line-break/><text:line-break/><text:line-break/><text:soft-page-break/>c) Mueve el fichero ayuda al directorio actividad.<text:line-break/><text:line-break/>julius@julius-VirtualBox:~$ mv ayuda /home/julius/actividad/<text:line-break/><text:line-break/><text:line-break/>d) Posiciónate en el directorio actividad.<text:line-break/><text:line-break/>julius@julius-VirtualBox:~$ cd actividad/<text:line-break/><text:line-break/><text:line-break/>e) Copia el fichero ayuda en un fichero llamado copiaayuda.<text:line-break/><text:line-break/>julius@julius-VirtualBox:~/actividad$ cp ayuda <text:s/>copìaayuda<text:line-break/><text:line-break/><text:line-break/>f) Compara los ficheros ayuda y copiaayuda.<text:line-break/><text:line-break/>julius@julius-VirtualBox:~/actividad$ diff ayuda copìaayuda<text:line-break/><text:line-break/><text:line-break/>g) Añade al final del fichero ayuda la información que proporciona man sobre el comando nice.<text:line-break/><text:line-break/>julius@julius-VirtualBox:~/actividad$ man nice &gt;&gt; ayuda <text:tab/><text:line-break/><text:line-break/><text:line-break/>h) Usando el editor vi, añade al fichero ayuda el siguiente texto “Linux es un Sistema Operativo de tiempo compartido” en las líneas 10, 20 y 30.<text:line-break/><text:line-break/>julius@julius-VirtualBox:~/actividad$ vi ayuda<text:line-break/><text:line-break/><text:line-break/>Para ir a una linea determinada en vi #10G, para escribir pulsamos ‘a’ y para añadir el texto del porta papeles pulsamos Ctrl, Shift + V. Ctrl + C para introducir un nuevo comando.<text:line-break/><text:line-break/><text:line-break/>i) Compara de nuevo los ficheros ayuda y copiaayuda.<text:line-break/><text:line-break/>julius@julius-VirtualBox:~/actividad$ diff ayuda copìaayuda<text:line-break/><text:tab/><text:tab/><text:tab/><text:tab/><text:tab/>otra opción -&gt; cmp ayuda copiaayuda<text:line-break/><text:line-break/><text:line-break/>j) Comprime los ficheros ayuda y copiaayuda (sin machacar los ficheros originales).<text:line-break/><text:line-break/>julius@julius-VirtualBox:~/actividad$ bzip2 -k ayuda copiaayuda<text:line-break/><text:line-break/><text:line-break/>k) Empaqueta los ficheros comprimidos en el apartado j) en un fichero llamado ayuda.tar.<text:line-break/><text:line-break/>julius@julius-VirtualBox:~/actividad$ tar -vcf ayuda.tar /home/julius/actividad/<text:line-break/>tar: Eliminando la `/' inicial de los nombres<text:line-break/>/home/julius/actividad/<text:line-break/>/home/julius/actividad/ayuda<text:line-break/><text:soft-page-break/>/home/julius/actividad/copiaayuda.bz2<text:line-break/>/home/julius/actividad/copiaayuda<text:line-break/>/home/julius/actividad/ayuda.bz2<text:line-break/>tar: /home/julius/actividad/ayuda.tar: el fichero es el propio archivo; no se vuelca<text:line-break/><text:line-break/><text:line-break/>l) Crea un directorio de nombre desempaquetar.<text:line-break/><text:line-break/>julius@julius-VirtualBox:~$ mkdir desampaquetar<text:line-break/><text:line-break/><text:line-break/>m) Mueve al directorio desempaquetar el fichero ayuda.tar.<text:line-break/><text:line-break/>julius@julius-VirtualBox:~/actividad$ mv ayuda.tar /home/julius/desampaquetar/<text:line-break/><text:line-break/><text:line-break/>n) Posiciónate en el directorio desempaquetar.<text:line-break/><text:line-break/>julius@julius-VirtualBox:~/actividad$ cd ..<text:line-break/>julius@julius-VirtualBox:~$ cd desampaquetar/<text:line-break/><text:line-break/><text:line-break/>o) Desempaqueta el contenido del fichero ayuda.tar.<text:line-break/><text:line-break/>julius@julius-VirtualBox:~/desampaquetar$ tar -vxf ayuda.tar <text:line-break/>home/julius/actividad/<text:line-break/>home/julius/actividad/ayuda<text:line-break/>home/julius/actividad/copiaayuda.bz2<text:line-break/>home/julius/actividad/copiaayuda<text:line-break/>home/julius/actividad/ayuda.bz2<text:line-break/><text:line-break/><text:line-break/>p) Descomprime los ficheros ayuda y copiaayudaque has obtenido del paso anterior.<text:line-break/><text:line-break/>julius@julius-VirtualBox:~/desampaquetar/home/julius/actividad$ bunzip2 ayuda.bz2 copiaayuda.bz2 <text:line-break/><text:line-break/><text:line-break/>q) Muestra los procesos que se están ejecutando en tu terminal.<text:line-break/><text:line-break/>julius@julius-VirtualBox:~$ ps<text:line-break/><text:line-break/>PID TTY <text:s text:c="9"/>TIME CMD<text:line-break/> <text:s text:c="2"/>8857 pts/0 <text:s text:c="3"/>00:00:00 bash<text:line-break/> <text:s text:c="2"/>8863 pts/0 <text:s text:c="3"/>00:00:00 ps<text:line-break/><text:line-break/><text:line-break/>r) Visualiza la última línea de todas las líneas que contienen la palabra “Linux” del fichero ayuda.<text:line-break/><text:line-break/>julius@julius-VirtualBox:~/actividad$ grep "Linux" ayuda<text:line-break/><text:line-break/><text:line-break/><text:soft-page-break/>s) Posiciónate en tu directorio de recepción.<text:line-break/><text:line-break/>julius@julius-VirtualBox:~$ cd<text:line-break/><text:line-break/><text:line-break/>t) Elimina el directorio actividad.<text:line-break/><text:line-break/>julius@julius-VirtualBox:~$ rm -r actividad/<text:line-break/><text:line-break/><text:line-break/>u) Suponiendo que en el sistema está conectada tu profesora, envíale un mensaje informándole del tiempo que llevas empleado en realizar esta actividad.<text:line-break/><text:line-break/>julius@julius-VirtualBox:~$ wall uptime<text:line-break/><text:line-break/><text:line-break/>v) Deniega la recepción de mensajes.<text:line-break/><text:line-break/>julius@julius-VirtualBox:~$ mesg n<text:line-break/><text:line-break/><text:line-break/>w) Comprueba si puedes o no recibir mensajes.<text:line-break/><text:line-break/>julius@julius-VirtualBox:~$ mesg<text:line-break/>es n<text:line-break/><text:line-break/><text:line-break/>x) Localiza la ubicación de las utilidades tar y bzip2.<text:line-break/><text:line-break/>julius@julius-VirtualBox:~$ which tar<text:line-break/>/usr/bin/tar<text:line-break/><text:line-break/>julius@julius-VirtualBox:~$ which bzip2<text:line-break/>/usr/bin/bzip2<text:line-break/><text:line-break/><text:line-break/>y) Muestra los archivos relacionados con las utilidades man y bunzip2<text:line-break/><text:line-break/>julius@julius-VirtualBox:~$ whereis man<text:line-break/>man: /usr/bin/man /usr/local/man /usr/share/man /usr/share/man/man1/man.1.gz /usr/share/man/man7/man.7.gz<text:line-break/><text:line-break/>julius@julius-VirtualBox:~$ whereis bunzip2<text:line-break/>bunzip2: /usr/bin/bunzip2 /usr/share/man/man1/bunzip2.1.gz<text:line-break/><text:line-break/><text:line-break/><text:line-break/><text:line-break/><text:line-break/>3) Implementa y ejecuta un programa en C o C++ que funcione como una calculadora para números reales. Las operaciones que debe permitir dicha calculadora son: sumar, restar, multiplicar y dividir. Tanto la operación a realizar como los operandos, deberán ser introducidos por el usuario mediante <text:soft-page-break/>el teclado.<text:line-break/><text:line-break/>julius@julius-VirtualBox:~/C$ vi calculadora.c<text:line-break/><text:line-break/>#include &lt;stdio.h&gt;<text:line-break/>int main() {<text:line-break/> <text:s/>char op;<text:line-break/> <text:s/>double first, second;<text:line-break/> <text:s/>printf("Enter an operator (+, -, *, /): ");<text:line-break/> <text:s/>scanf("%c", &amp;op);<text:line-break/> <text:s/>printf("Enter two operands: ");<text:line-break/> <text:s/>scanf("%lf %lf", &amp;first, &amp;second);<text:line-break/><text:line-break/> <text:s/>switch (op) {<text:line-break/> <text:s text:c="3"/>case '+':<text:line-break/> <text:s text:c="5"/>printf("%.1lf + %.1lf = %.1lf", first, second, first + second);<text:line-break/> <text:s text:c="5"/>break;<text:line-break/> <text:s text:c="3"/>case '-':<text:line-break/> <text:s text:c="5"/>printf("%.1lf - %.1lf = %.1lf", first, second, first - second);<text:line-break/> <text:s text:c="5"/>break;<text:line-break/> <text:s text:c="3"/>case '*':<text:line-break/> <text:s text:c="5"/>printf("%.1lf * %.1lf = %.1lf", first, second, first * second);<text:line-break/> <text:s text:c="5"/>break;<text:line-break/> <text:s text:c="3"/>case '/':<text:line-break/> <text:s text:c="5"/>printf("%.1lf / %.1lf = %.4lf", first, second, first / second);<text:line-break/> <text:s text:c="5"/>break;<text:line-break/> <text:s text:c="3"/>// operator doesn't match any case constant<text:line-break/> <text:s text:c="3"/>default:<text:line-break/> <text:s text:c="5"/>printf("Error! operator is not correct");<text:line-break/> <text:s/>}<text:line-break/><text:line-break/> <text:s/>return 0;<text:line-break/>}<text:line-break/><text:line-break/>julius@julius-VirtualBox:~$ gcc -o calculadora.out calculadora.c<text:line-break/><text:line-break/>julius@julius-VirtualBox:~$ ./calculadora.out<text:line-break/><text:line-break/><text:line-break/><text:line-break/><text:line-break/>Ejercicios Tema 4 Parte 4 Programación del Shell<text:line-break/><text:line-break/>1) Realizar un script que, cada vez que se ejecute, muestre por pantalla (usando el comando echo): a) El PID del proceso que ejecuta el script. b) El número de argumentos con que se ejecuta el script. c) Los argumentos que tiene el script. d) Cuál es el primer argumento. e) El argumento 0. f) Que visualice cuál es el primer argumento, una vez que haya desplazado todos los argumentos una posición hacia la izquierda. g) El directorio de inicio del usuario actual. h) La lista de directorios de búsqueda. i) El directorio de trabajo actual.<text:line-break/><text:line-break/>julius@julius-VirtualBox:~/ProgramacionDeShell$ cat &gt; 1.sh<text:line-break/>julius@julius-VirtualBox:~/ProgramacionDeShell$ sudo chmod 744 1.sh<text:line-break/><text:soft-page-break/>julius@julius-VirtualBox:~/ProgramacionDeShell$ nano 1.sh<text:line-break/><text:line-break/> <text:s/>GNU nano 4.8 <text:s text:c="17"/>1.sh <text:s text:c="17"/>Modificado <text:s/><text:line-break/><text:line-break/>#!/bin/bash<text:line-break/><text:line-break/>echo "a)El PID de este proceso es:" <text:s/>$$<text:line-break/>echo "b)El número de argumentos de este script es:" $#<text:line-break/>echo "c)Los argumentos de este script son:" $@<text:line-break/>echo "d)El primer argumento es:" $1<text:line-break/>echo "e)El primer argumento 0 o nombre del script es:" $0<text:line-break/>shift 1<text:line-break/>echo "f)El primer argumento tras desplazar todos los argumentos una posición a la izquierda es:" $1 <text:line-break/>echo "g)El directorio de inicio del usuario actual es:" $HOME<text:line-break/>echo “h)La lista de directorios de búsqueda es:” $PATH<text:line-break/>echo "i)El directorio de trabajo actual es:" $PWD<text:line-break/><text:line-break/><text:line-break/><text:line-break/><text:line-break/>2) Realizar un script que muestre el listado largo de un directorio que le pasaremos como parámetro e indique con un mensaje si ha realizado o no dicha tarea.<text:line-break/><text:line-break/>julius@julius-VirtualBox:~/ProgramacionDeShell$ cat &gt; 2.sh<text:line-break/><text:line-break/>#!/bin/bash<text:line-break/><text:line-break/>if [ -d $1 ];<text:line-break/>then<text:line-break/><text:tab/>echo "\n`ls -l $1`";<text:line-break/><text:tab/>echo "\nTarea realizada correctamente";<text:line-break/>else<text:line-break/><text:tab/>echo "\nLa tarea no se ha realizado debido a un error en la introducción de argumentos";<text:line-break/>fi<text:line-break/><text:line-break/><text:line-break/><text:line-break/>3) Escribir un script, el cual según el número de argumentos que se le pasan ha de hacer lo siguiente: a) Si no se le pasa ningún argumento mostrará en pantalla el siguiente mensaje: Sintaxis: nombre_script arg1 arg2 ... b) Si se le pasa un argumento mostrará en pantalla el mismo argumento. c) Si se le pasan 2 argumentos deberá mostrar en pantalla el resultado de su comparación mediante alguno de</text:p>
      <text:p text:style-name="Standard"><text:s/>los siguientes mensajes: arg1 es igual a arg2 o arg1 y arg2 son diferentes d) Si se le pasan 3 o 4 argumentos mostrará en pantalla el mensaje: 3 ó 4 argumentos<text:line-break/><text:line-break/>julius@julius-VirtualBox:~/ProgramacionDeShell$ cat &gt; 3.sh<text:line-break/><text:line-break/>!/bin/bash<text:line-break/><text:line-break/>if [ $# -eq 0 ];<text:line-break/>then<text:line-break/><text:soft-page-break/><text:tab/>echo "\nError. Sintaxis: nombre_script arg1 arg2...";<text:line-break/>elif [ $# -eq 1 ];<text:line-break/>then<text:line-break/><text:tab/>echo $1;<text:line-break/>elif [ $# -eq 2 ]; <text:line-break/>then<text:line-break/><text:tab/>if [ $1 -lt $2 ];<text:line-break/><text:tab/>then<text:line-break/><text:tab/><text:tab/>echo "\n" $1 " es menor que " $2;<text:line-break/><text:tab/>elif [ $1 -eq $2 ];<text:line-break/><text:tab/>then<text:line-break/><text:tab/><text:tab/>echo "\n" $1 " es igual que " $2;<text:line-break/><text:tab/>else<text:line-break/><text:tab/><text:tab/>echo "\n" $1 " es mayor que " $2;<text:line-break/><text:tab/>fi;<text:line-break/>elif [ $# -eq 3 ] || [ $# -eq 4 ];<text:line-break/>then<text:line-break/><text:tab/>echo "3 ó 4 argumentos";<text:line-break/>fi<text:line-break/><text:line-break/><text:line-break/>4) Sin usar la orden if, sino usando los operadores &amp;&amp; y ||, escribir un script, que compruebe si existe un fichero (que no es un directorio) de nombre el primer argumento que se le pasa al script. Si el fichero existe debe chequear si se tiene permiso de lectura. Si se tiene dicho permiso se debe devolver el mensaje: tiene permiso de lectura, en caso contrario se devolverá el mensaje: no tiene permiso de lectura. Si el fichero no existe ha de devolver el mensaje no existe.<text:line-break/><text:line-break/>julius@julius-VirtualBox:~/ProgramacionDeShell$ cat &gt; 4.sh<text:line-break/><text:line-break/>#!/bin/bash<text:line-break/><text:line-break/>[ -f $1 ] &amp;&amp; (echo "Es un fichero" &amp;&amp; [ -r $1 ] &amp;&amp; echo "Tiene permisos de lectura" || echo "No tiene permisos de lectura") || echo "No es un fichero"<text:line-break/><text:line-break/><text:line-break/>5) Realizar un script que muestre en pantalla el siguiente menú: Menú 1) Visualizar un listado largo del directorio de trabajo 2) Visualizar el directorio de trabajo 3) Salir Pulse una Opción:<text:line-break/>Si el usuario pulsa una opción inexistente, el programa debe mostrar el mensaje opción errónea. El menú sólo se mostrará una vez. Si el usuario selecciona la opción 3 (Salir) se mostrará el mensaje Fin del programa.<text:line-break/><text:line-break/>julius@julius-VirtualBox:~/ProgramacionDeShell$ cat &gt; 5.sh<text:line-break/><text:line-break/>#!/bin/bash<text:line-break/><text:line-break/>echo "\nMenú \n1) Visualizar un listado largo del directorio de trabajo \n2) Visualizar el directorio de trabajo \n3) Salir pulse una opción:\n"<text:line-break/><text:line-break/>read OP<text:line-break/><text:line-break/>case $OP in<text:line-break/><text:line-break/><text:soft-page-break/><text:tab/>1)<text:line-break/><text:tab/><text:tab/>echo "\n`ls -l`"<text:line-break/><text:tab/>;;<text:line-break/><text:line-break/><text:tab/>2)<text:line-break/><text:tab/><text:tab/>echo "\n`pwd`"<text:line-break/><text:tab/>;;<text:line-break/><text:line-break/><text:tab/>3)<text:line-break/><text:tab/><text:tab/>echo "\nFin del programa"<text:line-break/><text:tab/><text:tab/>exit 0<text:line-break/><text:tab/>;;<text:line-break/><text:line-break/><text:tab/>*)<text:line-break/><text:tab/><text:tab/>echo "\nOpción errónea"<text:line-break/><text:tab/>;;<text:line-break/>esac<text:line-break/><text:line-break/><text:line-break/>6) Realizar un script que pida por pantalla al usuario <text:s/>confirmación de su deseo de salir. Si el usuario pulsa "s", "S", "SI" o "si" el script debe borrar la pantalla y terminar. Si lo que pulsa es “n”, “N”, “no” o “NO” el script debe mostrar por pantalla lo que el usuario ha introducido y finalizar con la ejecución. En cualquier otro caso el script indicará que lo que ha pulsado no es correcto y también terminará con la ejecución del script.<text:line-break/><text:line-break/>julius@julius-VirtualBox:~/ProgramacionDeShell$ cat &gt; 6.sh<text:line-break/><text:line-break/><text:line-break/><text:line-break/><text:line-break/>echo "Desea salir del programa?"<text:line-break/><text:line-break/>read OP<text:line-break/><text:line-break/>case $OP in<text:line-break/><text:line-break/><text:tab/>s)<text:line-break/><text:tab/><text:tab/>clear<text:line-break/><text:tab/>;;<text:line-break/><text:tab/>S)<text:line-break/><text:tab/><text:tab/>clear<text:line-break/><text:tab/>;;<text:line-break/><text:tab/>si)<text:line-break/><text:tab/><text:tab/>clear<text:line-break/><text:tab/>;;<text:line-break/><text:tab/>SI)<text:line-break/><text:tab/><text:tab/>clear<text:line-break/><text:tab/>;;<text:line-break/><text:tab/><text:line-break/><text:tab/>n)<text:line-break/><text:tab/><text:tab/>echo $OP<text:line-break/><text:tab/>;;<text:line-break/><text:soft-page-break/><text:tab/>N)<text:line-break/><text:tab/><text:tab/>echo $OP<text:line-break/><text:tab/>;;<text:line-break/><text:tab/>no)<text:line-break/><text:tab/><text:tab/>echo $OP<text:line-break/><text:tab/>;;<text:line-break/><text:tab/>NO)<text:line-break/><text:tab/><text:tab/>echo $OP<text:line-break/><text:tab/>;;<text:line-break/><text:line-break/><text:tab/>*)<text:line-break/><text:tab/><text:tab/>echo "Opción errónea"<text:line-break/><text:tab/>;;<text:line-break/><text:line-break/>esac<text:line-break/><text:line-break/><text:line-break/>7) Escribir un script que calcule la suma y el producto de los dos argumentos que se deben proporcionar al script.<text:line-break/><text:line-break/>julius@julius-VirtualBox:~/ProgramacionDeShell$ cat &gt; 7.sh<text:line-break/><text:line-break/>#!/bin/bash<text:line-break/><text:line-break/>if [ $# -eq 2 ];<text:line-break/>then<text:line-break/><text:tab/>sum=$(($1 + $2))<text:line-break/><text:tab/>mul=$(($1 * $2))<text:line-break/><text:tab/>echo "\nLa suma de" $1 "y" $2 "es:" $sum "y la multiplicación es:" $mul;<text:line-break/>else<text:line-break/><text:tab/>echo "Error, han de introducirse dos argumentos";<text:line-break/>fi<text:line-break/><text:line-break/><text:line-break/>8) Modificar el script del ejercicio 5 de forma que se muestre el menú en pantalla hasta que el usuario pulse la opción 3 (Salir). Además, el script debe permitir que el usuario también pueda introducir las distintas opciones del menú mediante literales (uno, dos, .., etc).<text:line-break/><text:line-break/>julius@julius-VirtualBox:~/ProgramacionDeShell$ cat &gt; 8.sh<text:line-break/><text:line-break/>#!/bin/bash<text:line-break/><text:line-break/>while :<text:line-break/>do<text:line-break/><text:line-break/>echo "\nMenú \n1) Visualizar un listado largo del directorio de trabajo \n2) Visualizar el directorio de trabajo \n3) Salir pulse una opción:\n"<text:line-break/><text:line-break/>read OP<text:line-break/><text:line-break/>case $OP in<text:line-break/><text:line-break/><text:soft-page-break/><text:tab/>1 | uno | UNO)<text:line-break/><text:tab/><text:tab/>echo "\n`ls -l`"<text:line-break/><text:tab/>;;<text:line-break/><text:line-break/><text:tab/>2 | dos | DOS)<text:line-break/><text:tab/><text:tab/>echo "\n`pwd`"<text:line-break/><text:tab/>;;<text:line-break/><text:line-break/><text:tab/>3 | tres | TRES)<text:line-break/><text:tab/><text:tab/>echo "\nFin del programa"<text:line-break/><text:tab/><text:tab/>exit 0<text:line-break/><text:tab/>;;<text:line-break/><text:line-break/><text:tab/>*)<text:line-break/><text:tab/><text:tab/>echo "\nOpción errónea"<text:line-break/>sleep 1<text:line-break/>esac<text:line-break/>done<text:line-break/><text:line-break/><text:line-break/>9) Escribir tres scripts: <text:line-break/>a) Un script que devuelva los argumentos del script pero de la siguiente manera: 1a línea - todos los argumentos 2a línea - todos los argumentos menos el 1 3a línea - todos los argumentos menos el 1 2 4a línea - todos los argumentos menos el 1 2 3 . última línea - el último argumento.<text:line-break/>b) Un script que devuelva por pantalla todos los números que hay entre 0 y 99, ambos inclusive. c) Y por último otro que calcule la suma y el producto de los argumentos proporcionados al script.<text:line-break/><text:line-break/>julius@julius-VirtualBox:~/ProgramacionDeShell$ cat &gt; 9a.sh<text:line-break/><text:line-break/>#!/bin/bash<text:line-break/>echo $@<text:line-break/><text:line-break/>x=$#<text:line-break/><text:line-break/>for(( i=0; i&lt;=$a; i++))<text:line-break/>do<text:line-break/><text:tab/>shift 1<text:line-break/><text:tab/>echo $@<text:line-break/>done<text:line-break/><text:line-break/><text:line-break/>julius@julius-VirtualBox:~/ProgramacionDeShell$ cat &gt; 9b.sh<text:line-break/><text:line-break/>#!/bin/bash<text:line-break/><text:line-break/>for i in $(seq 0 99); <text:line-break/>do<text:line-break/><text:tab/>echo $i<text:line-break/>done<text:line-break/><text:line-break/>julius@julius-VirtualBox:~/ProgramacionDeShell$ cat &gt; 9c.sh<text:line-break/><text:line-break/><text:soft-page-break/>#!/bin/bash<text:line-break/><text:line-break/>if [ $# -eq 2 ];<text:line-break/>then<text:line-break/><text:tab/>sum=$(($1 + $2))<text:line-break/><text:tab/>mul=$(($1 * $2))<text:line-break/><text:tab/>echo "\nLa suma de" $1 "y" $2 "es:" $sum "y la multiplicación es:" $mul;<text:line-break/>else<text:line-break/><text:tab/>echo "Error, han de introducirse dos argumentos";<text:line-break/>fi<text:line-break/><text:line-break/><text:line-break/>10) Escribir dos scripts llamados intrountil e introwhile. Ambos van a realizar lo mismo, pedir una cadena, borrar la pantalla y mostrar el mensaje: La cadena introducida es cadena. De nuevo volverá a pedir otra cadena y harán lo mismo que antes. Esto se repetirá indefinidamente hasta que se introduzca la cadena "fin" o "end".<text:line-break/><text:line-break/>julius@julius-VirtualBox:~/ProgramacionDeShell$ cat &gt; intrountil.sh<text:line-break/><text:line-break/>#!/bin/bash<text:line-break/><text:line-break/>until [ "$string" = "fin" ] || [ "$string" = "end" ];<text:line-break/><text:line-break/>do<text:line-break/><text:tab/>echo "\nIntroduzca una cadena de caracteres, introduzca 'fin' o 'end' si desea salir"<text:line-break/><text:tab/><text:line-break/><text:tab/>read string<text:line-break/><text:tab/><text:line-break/><text:tab/>clear<text:line-break/><text:tab/><text:line-break/><text:tab/>echo "La cadena introducida es:" $string<text:line-break/><text:tab/><text:line-break/>done<text:line-break/><text:line-break/>echo ""<text:line-break/><text:line-break/><text:line-break/>julius@julius-VirtualBox:~/ProgramacionDeShell$ cat &gt; introwhile.sh<text:line-break/><text:line-break/>#!/bin/bash<text:line-break/><text:line-break/>while [ "$string" != "fin" ] &amp;&amp; [ "$string" != "end" ];<text:line-break/><text:line-break/>do<text:line-break/><text:tab/>echo "\nIntroduzca una cadena de caracteres, introduzca 'fin' o 'end' si desea salir"<text:line-break/><text:tab/><text:line-break/><text:tab/>read string<text:line-break/><text:tab/><text:line-break/><text:tab/>clear<text:line-break/><text:tab/><text:line-break/><text:tab/>echo "La cadena introducida es:" $string<text:line-break/><text:tab/><text:line-break/><text:soft-page-break/>done<text:line-break/><text:line-break/>echo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2T20:31:01.012000000</dc:date>
    <meta:editing-duration>PT1H44M15S</meta:editing-duration>
    <meta:editing-cycles>3</meta:editing-cycles>
    <meta:generator>LibreOffice/7.0.2.2$Windows_X86_64 LibreOffice_project/8349ace3c3162073abd90d81fd06dcfb6b36b994</meta:generator>
    <meta:document-statistic meta:table-count="0" meta:image-count="0" meta:object-count="0" meta:page-count="18" meta:paragraph-count="3" meta:word-count="3730" meta:character-count="25753" meta:non-whitespace-character-count="21230"/>
  </office:meta>
</office:document-meta>
</file>